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2" style:family="table">
      <style:table-properties style:width="17.013cm" fo:margin-left="0cm" table:align="left"/>
    </style:style>
    <style:style style:name="Tabel2.A" style:family="table-column">
      <style:table-column-properties style:column-width="4.249cm"/>
    </style:style>
    <style:style style:name="Tabel2.B" style:family="table-column">
      <style:table-column-properties style:column-width="2.26cm"/>
    </style:style>
    <style:style style:name="Tabel2.C" style:family="table-column">
      <style:table-column-properties style:column-width="7.699cm"/>
    </style:style>
    <style:style style:name="Tabel2.D" style:family="table-column">
      <style:table-column-properties style:column-width="2.805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D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7.699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" style:family="table">
      <style:table-properties style:width="17.055cm" fo:margin-left="-0.042cm" table:align="left"/>
    </style:style>
    <style:style style:name="Tabel4.A" style:family="table-column">
      <style:table-column-properties style:column-width="4.313cm"/>
    </style:style>
    <style:style style:name="Tabel4.B" style:family="table-column">
      <style:table-column-properties style:column-width="2.249cm"/>
    </style:style>
    <style:style style:name="Tabel4.C" style:family="table-column">
      <style:table-column-properties style:column-width="7.699cm"/>
    </style:style>
    <style:style style:name="Tabel4.D" style:family="table-column">
      <style:table-column-properties style:column-width="2.794cm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D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none" fo:border-top="none" fo:border-bottom="0.05pt solid #000000"/>
    </style:style>
    <style:style style:name="Tabel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7.013cm" fo:margin-left="0cm" table:align="left"/>
    </style:style>
    <style:style style:name="Tabel3.A" style:family="table-column">
      <style:table-column-properties style:column-width="4.247cm"/>
    </style:style>
    <style:style style:name="Tabel3.B" style:family="table-column">
      <style:table-column-properties style:column-width="2.261cm"/>
    </style:style>
    <style:style style:name="Tabel3.C" style:family="table-column">
      <style:table-column-properties style:column-width="6.239cm"/>
    </style:style>
    <style:style style:name="Tabel3.D" style:family="table-column">
      <style:table-column-properties style:column-width="4.265cm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D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6.949cm" fo:margin-left="0.064cm" table:align="left"/>
    </style:style>
    <style:style style:name="Tabel1.A" style:family="table-column">
      <style:table-column-properties style:column-width="4.207cm"/>
    </style:style>
    <style:style style:name="Tabel1.B" style:family="table-column">
      <style:table-column-properties style:column-width="2.249cm"/>
    </style:style>
    <style:style style:name="Tabel1.C" style:family="table-column">
      <style:table-column-properties style:column-width="6.244cm"/>
    </style:style>
    <style:style style:name="Tabel1.D" style:family="table-column">
      <style:table-column-properties style:column-width="4.249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8f7ab" officeooo:paragraph-rsid="0008f7ab"/>
    </style:style>
    <style:style style:name="P2" style:family="paragraph" style:parent-style-name="Standard">
      <style:text-properties style:font-name="Arial" officeooo:rsid="000dbc41" officeooo:paragraph-rsid="0008f7ab"/>
    </style:style>
    <style:style style:name="P3" style:family="paragraph" style:parent-style-name="Standard">
      <style:text-properties style:font-name="Arial" officeooo:rsid="00110481" officeooo:paragraph-rsid="00110481"/>
    </style:style>
    <style:style style:name="P4" style:family="paragraph" style:parent-style-name="Standard">
      <style:text-properties style:font-name="Arial" fo:font-weight="bold" officeooo:rsid="00168c2c" officeooo:paragraph-rsid="00168c2c" style:font-weight-asian="bold" style:font-weight-complex="bold"/>
    </style:style>
    <style:style style:name="P5" style:family="paragraph" style:parent-style-name="Standard">
      <style:text-properties style:font-name="Arial" fo:font-weight="bold" officeooo:rsid="0008f7ab" officeooo:paragraph-rsid="0008f7ab" style:font-weight-asian="bold" style:font-weight-complex="bold"/>
    </style:style>
    <style:style style:name="P6" style:family="paragraph" style:parent-style-name="Standard">
      <style:text-properties style:font-name="Arial" fo:font-weight="bold" officeooo:rsid="0012dec3" officeooo:paragraph-rsid="0019f140" style:font-weight-asian="bold" style:font-weight-complex="bold"/>
    </style:style>
    <style:style style:name="P7" style:family="paragraph" style:parent-style-name="Standard">
      <style:text-properties style:font-name="Arial" fo:font-weight="bold" officeooo:rsid="00110481" officeooo:paragraph-rsid="00110481" style:font-weight-asian="bold" style:font-weight-complex="bold"/>
    </style:style>
    <style:style style:name="P8" style:family="paragraph" style:parent-style-name="Standard">
      <style:text-properties style:font-name="Arial" fo:font-weight="normal" officeooo:rsid="0017b6be" officeooo:paragraph-rsid="0017b6be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7d254" officeooo:paragraph-rsid="001980a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7d254" officeooo:paragraph-rsid="001b7e43" style:font-weight-asian="normal" style:font-weight-complex="normal"/>
    </style:style>
    <style:style style:name="P11" style:family="paragraph" style:parent-style-name="Standard">
      <style:text-properties style:font-name="Arial" officeooo:rsid="0017d254" officeooo:paragraph-rsid="0017d254"/>
    </style:style>
    <style:style style:name="P12" style:family="paragraph" style:parent-style-name="Standard">
      <style:text-properties style:font-name="Arial" officeooo:rsid="0017d254" officeooo:paragraph-rsid="0019f140"/>
    </style:style>
    <style:style style:name="P13" style:family="paragraph" style:parent-style-name="Standard">
      <style:text-properties style:font-name="Arial" officeooo:rsid="0019cdf5" officeooo:paragraph-rsid="0019cdf5"/>
    </style:style>
    <style:style style:name="P14" style:family="paragraph" style:parent-style-name="Standard">
      <style:text-properties style:font-name="Arial" officeooo:rsid="0012dec3" officeooo:paragraph-rsid="0019f140"/>
    </style:style>
    <style:style style:name="P15" style:family="paragraph" style:parent-style-name="Standard">
      <style:text-properties style:font-name="Arial" officeooo:rsid="0012dec3" officeooo:paragraph-rsid="0012dec3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08f7ab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19f140" style:font-weight-asian="bold" style:font-weight-complex="bold"/>
    </style:style>
    <style:style style:name="P19" style:family="paragraph" style:parent-style-name="Table_20_Contents">
      <style:text-properties style:font-name="Arial" officeooo:rsid="0008f7ab" officeooo:paragraph-rsid="0008f7ab"/>
    </style:style>
    <style:style style:name="P20" style:family="paragraph" style:parent-style-name="Table_20_Contents">
      <style:text-properties style:font-name="Arial" officeooo:rsid="0008f7ab" officeooo:paragraph-rsid="0009a55b"/>
    </style:style>
    <style:style style:name="P21" style:family="paragraph" style:parent-style-name="Table_20_Contents">
      <style:text-properties style:font-name="Arial" officeooo:rsid="0008f7ab" officeooo:paragraph-rsid="000acd3b"/>
    </style:style>
    <style:style style:name="P22" style:family="paragraph" style:parent-style-name="Table_20_Contents">
      <style:text-properties style:font-name="Arial" officeooo:rsid="0008f7ab" officeooo:paragraph-rsid="0019cdf5"/>
    </style:style>
    <style:style style:name="P23" style:family="paragraph" style:parent-style-name="Table_20_Contents">
      <style:text-properties style:font-name="Arial" officeooo:paragraph-rsid="0008f7ab"/>
    </style:style>
    <style:style style:name="P24" style:family="paragraph" style:parent-style-name="Table_20_Contents">
      <style:text-properties style:font-name="Arial" officeooo:rsid="000c7b3b" officeooo:paragraph-rsid="000c7b3b"/>
    </style:style>
    <style:style style:name="P25" style:family="paragraph" style:parent-style-name="Table_20_Contents">
      <style:text-properties style:font-name="Arial" officeooo:rsid="000fb4a8" officeooo:paragraph-rsid="000fb4a8"/>
    </style:style>
    <style:style style:name="P26" style:family="paragraph" style:parent-style-name="Table_20_Contents">
      <style:text-properties style:font-name="Arial" officeooo:rsid="00110481" officeooo:paragraph-rsid="00110481"/>
    </style:style>
    <style:style style:name="P27" style:family="paragraph" style:parent-style-name="Table_20_Contents">
      <style:text-properties style:font-name="Arial" officeooo:rsid="0012dec3" officeooo:paragraph-rsid="0019f140"/>
    </style:style>
    <style:style style:name="P28" style:family="paragraph" style:parent-style-name="Table_20_Contents">
      <style:text-properties style:font-name="Arial" officeooo:rsid="0017d254"/>
    </style:style>
    <style:style style:name="P29" style:family="paragraph" style:parent-style-name="Table_20_Contents">
      <style:text-properties style:font-name="Arial" officeooo:rsid="0017d254" officeooo:paragraph-rsid="0017d254"/>
    </style:style>
    <style:style style:name="P30" style:family="paragraph" style:parent-style-name="Table_20_Contents">
      <style:text-properties style:font-name="Arial" officeooo:paragraph-rsid="0017d254"/>
    </style:style>
    <style:style style:name="P31" style:family="paragraph" style:parent-style-name="Table_20_Contents">
      <style:text-properties style:font-name="Arial" officeooo:rsid="00181f19" officeooo:paragraph-rsid="00181f19"/>
    </style:style>
    <style:style style:name="P32" style:family="paragraph" style:parent-style-name="Table_20_Contents">
      <style:text-properties style:font-name="Arial" officeooo:paragraph-rsid="00181f19"/>
    </style:style>
    <style:style style:name="P33" style:family="paragraph" style:parent-style-name="Table_20_Contents">
      <style:text-properties style:font-name="Arial" officeooo:rsid="001861be" officeooo:paragraph-rsid="001861be"/>
    </style:style>
    <style:style style:name="P34" style:family="paragraph" style:parent-style-name="Table_20_Contents">
      <style:text-properties style:font-name="Arial" officeooo:rsid="0018f97a" officeooo:paragraph-rsid="0018f97a"/>
    </style:style>
    <style:style style:name="P35" style:family="paragraph" style:parent-style-name="Table_20_Contents">
      <style:text-properties style:font-name="Arial" officeooo:rsid="001980a0" officeooo:paragraph-rsid="001980a0"/>
    </style:style>
    <style:style style:name="P36" style:family="paragraph" style:parent-style-name="Table_20_Contents">
      <style:text-properties style:font-name="Arial" officeooo:paragraph-rsid="001980a0"/>
    </style:style>
    <style:style style:name="P37" style:family="paragraph" style:parent-style-name="Table_20_Contents">
      <style:text-properties style:font-name="Arial" officeooo:paragraph-rsid="0019f140"/>
    </style:style>
    <style:style style:name="P38" style:family="paragraph" style:parent-style-name="Table_20_Contents">
      <style:text-properties style:font-name="Arial" fo:background-color="transparent"/>
    </style:style>
    <style:style style:name="P39" style:family="paragraph" style:parent-style-name="Table_20_Contents">
      <style:text-properties style:font-name="Arial" officeooo:rsid="00110481" officeooo:paragraph-rsid="00110481" fo:background-color="transparent"/>
    </style:style>
    <style:style style:name="P40" style:family="paragraph" style:parent-style-name="Table_20_Contents">
      <style:text-properties style:font-name="Arial" fo:background-color="#ffffcc"/>
    </style:style>
    <style:style style:name="P41" style:family="paragraph" style:parent-style-name="Table_20_Contents">
      <style:text-properties style:font-name="Arial" officeooo:rsid="00110481" officeooo:paragraph-rsid="00110481" fo:background-color="#ffffcc"/>
    </style:style>
    <style:style style:name="P42" style:family="paragraph" style:parent-style-name="Table_20_Contents">
      <style:text-properties style:font-name="Arial" officeooo:rsid="001c520f" officeooo:paragraph-rsid="001c520f"/>
    </style:style>
    <style:style style:name="P43" style:family="paragraph" style:parent-style-name="Table_20_Contents">
      <style:text-properties style:font-name="Arial" officeooo:rsid="0017b6be"/>
    </style:style>
    <style:style style:name="P44" style:family="paragraph" style:parent-style-name="Table_20_Contents">
      <style:text-properties style:font-name="Arial" officeooo:rsid="0008f7ab" officeooo:paragraph-rsid="0008f7ab" fo:background-color="#ffff00"/>
    </style:style>
    <style:style style:name="P45" style:family="paragraph" style:parent-style-name="Table_20_Contents">
      <style:text-properties style:font-name="Arial" officeooo:rsid="001980a0" officeooo:paragraph-rsid="001980a0" fo:background-color="#ffff00"/>
    </style:style>
    <style:style style:name="P46" style:family="paragraph" style:parent-style-name="Table_20_Contents">
      <style:text-properties style:font-name="Arial" officeooo:rsid="0012dec3" officeooo:paragraph-rsid="0019f140" fo:background-color="#ffff00"/>
    </style:style>
    <style:style style:name="P47" style:family="paragraph" style:parent-style-name="Table_20_Contents">
      <style:text-properties style:font-name="Arial" officeooo:rsid="001f2ee4" officeooo:paragraph-rsid="001f2ee4"/>
    </style:style>
    <style:style style:name="P48" style:family="paragraph" style:parent-style-name="Table_20_Contents">
      <style:text-properties style:font-name="Arial" officeooo:rsid="00110481" officeooo:paragraph-rsid="00110481" fo:background-color="#ffcc00"/>
    </style:style>
    <style:style style:name="P49" style:family="paragraph" style:parent-style-name="Table_20_Contents">
      <style:text-properties style:font-name="Arial" officeooo:rsid="0008f7ab" officeooo:paragraph-rsid="0008f7ab" fo:background-color="#66ff66"/>
    </style:style>
    <style:style style:name="P50" style:family="paragraph" style:parent-style-name="Table_20_Contents">
      <style:text-properties style:font-name="Arial" officeooo:rsid="0017d254" officeooo:paragraph-rsid="0017d254" fo:background-color="#66ff66"/>
    </style:style>
    <style:style style:name="P51" style:family="paragraph" style:parent-style-name="Table_20_Contents">
      <style:text-properties style:font-name="Arial" officeooo:rsid="00181f19" officeooo:paragraph-rsid="00181f19" fo:background-color="#66ff66"/>
    </style:style>
    <style:style style:name="P52" style:family="paragraph" style:parent-style-name="Table_20_Contents">
      <style:text-properties style:font-name="Arial" officeooo:rsid="000fb4a8" officeooo:paragraph-rsid="0018f97a" fo:background-color="#66ff66"/>
    </style:style>
    <style:style style:name="P53" style:family="paragraph" style:parent-style-name="Table_20_Contents">
      <style:text-properties style:font-name="Arial" officeooo:rsid="0018f97a" officeooo:paragraph-rsid="0018f97a" fo:background-color="#66ff66"/>
    </style:style>
    <style:style style:name="P54" style:family="paragraph" style:parent-style-name="Table_20_Contents">
      <style:text-properties style:font-name="Arial" officeooo:rsid="001980a0" officeooo:paragraph-rsid="001980a0" fo:background-color="#66ff66"/>
    </style:style>
    <style:style style:name="P55" style:family="paragraph" style:parent-style-name="Text_20_body">
      <style:text-properties fo:font-weight="bold" officeooo:rsid="001f92a5" officeooo:paragraph-rsid="001f92a5" style:font-weight-asian="bold" style:font-weight-complex="bold"/>
    </style:style>
    <style:style style:name="P56" style:family="paragraph" style:parent-style-name="Text_20_body" style:list-style-name="L1">
      <style:text-properties fo:font-weight="bold" officeooo:rsid="001f92a5" officeooo:paragraph-rsid="001f92a5" style:font-weight-asian="bold" style:font-weight-complex="bold"/>
    </style:style>
    <style:style style:name="P57" style:family="paragraph" style:parent-style-name="Text_20_body" style:list-style-name="L1">
      <style:text-properties fo:font-weight="bold" officeooo:rsid="0020ba47" officeooo:paragraph-rsid="0020ba47" style:font-weight-asian="bold" style:font-weight-complex="bold"/>
    </style:style>
    <style:style style:name="P58" style:family="paragraph" style:parent-style-name="Text_20_body" style:list-style-name="L1">
      <style:text-properties fo:font-weight="normal" officeooo:rsid="001f92a5" officeooo:paragraph-rsid="001f92a5" style:font-weight-asian="normal" style:font-weight-complex="normal"/>
    </style:style>
    <style:style style:name="P59" style:family="paragraph" style:parent-style-name="Text_20_body" style:list-style-name="L1">
      <style:text-properties fo:font-weight="normal" officeooo:rsid="00236832" officeooo:paragraph-rsid="00236832" style:font-weight-asian="normal" style:font-weight-complex="normal"/>
    </style:style>
    <style:style style:name="P60" style:family="paragraph" style:parent-style-name="Text_20_body" style:list-style-name="L1">
      <style:text-properties fo:font-weight="normal" officeooo:rsid="0020ba47" officeooo:paragraph-rsid="0020ba47" style:font-weight-asian="normal" style:font-weight-complex="normal"/>
    </style:style>
    <style:style style:name="P61" style:family="paragraph" style:parent-style-name="Text_20_body" style:list-style-name="L1">
      <style:text-properties fo:font-size="12pt" fo:font-weight="normal" officeooo:rsid="001f92a5" officeooo:paragraph-rsid="001f92a5" style:font-weight-asian="normal" style:font-weight-complex="normal"/>
    </style:style>
    <style:style style:name="P62" style:family="paragraph" style:parent-style-name="Text_20_body" style:list-style-name="L1">
      <style:text-properties fo:font-size="12pt" fo:font-weight="normal" officeooo:rsid="0020ba47" officeooo:paragraph-rsid="0020ba47" style:font-weight-asian="normal" style:font-weight-complex="normal"/>
    </style:style>
    <style:style style:name="P63" style:family="paragraph" style:parent-style-name="Text_20_body" style:list-style-name="L1">
      <style:text-properties fo:font-size="12pt" fo:font-weight="normal" officeooo:rsid="002183f0" officeooo:paragraph-rsid="002183f0" style:font-weight-asian="normal" style:font-weight-complex="normal"/>
    </style:style>
    <style:style style:name="P64" style:family="paragraph" style:parent-style-name="Text_20_body" style:list-style-name="L1">
      <style:text-properties fo:font-size="12pt" fo:font-weight="normal" officeooo:rsid="00224322" officeooo:paragraph-rsid="00224322" style:font-weight-asian="normal" style:font-weight-complex="normal"/>
    </style:style>
    <style:style style:name="P65" style:family="paragraph" style:parent-style-name="Text_20_body" style:list-style-name="L1">
      <style:text-properties fo:font-size="12pt" fo:font-weight="normal" officeooo:rsid="00258d17" officeooo:paragraph-rsid="00258d17" style:font-weight-asian="normal" style:font-weight-complex="normal"/>
    </style:style>
    <style:style style:name="P66" style:family="paragraph" style:parent-style-name="Text_20_body" style:list-style-name="L1">
      <style:text-properties fo:font-size="12pt" fo:font-weight="normal" officeooo:rsid="0026d945" officeooo:paragraph-rsid="0026d945" style:font-weight-asian="normal" style:font-weight-complex="normal"/>
    </style:style>
    <style:style style:name="P67" style:family="paragraph" style:parent-style-name="Text_20_body">
      <style:text-properties fo:font-size="12pt" fo:font-weight="normal" officeooo:rsid="0026d945" officeooo:paragraph-rsid="0026d945" style:font-weight-asian="normal" style:font-weight-complex="normal"/>
    </style:style>
    <style:style style:name="P68" style:family="paragraph" style:parent-style-name="Text_20_body" style:list-style-name="L2">
      <style:text-properties fo:font-size="12pt" fo:font-weight="normal" officeooo:rsid="0026d945" officeooo:paragraph-rsid="0026d945" style:font-weight-asian="normal" style:font-weight-complex="normal"/>
    </style:style>
    <style:style style:name="P69" style:family="paragraph" style:parent-style-name="Text_20_body" style:list-style-name="L1">
      <style:text-properties fo:font-size="12pt" fo:font-weight="bold" officeooo:rsid="001f92a5" officeooo:paragraph-rsid="001f92a5" style:font-weight-asian="bold" style:font-weight-complex="bold"/>
    </style:style>
    <style:style style:name="P70" style:family="paragraph" style:parent-style-name="Text_20_body" style:list-style-name="L1">
      <style:text-properties fo:font-size="12pt" fo:font-weight="bold" officeooo:rsid="002183f0" officeooo:paragraph-rsid="002183f0" style:font-weight-asian="bold" style:font-weight-complex="bold"/>
    </style:style>
    <style:style style:name="P71" style:family="paragraph" style:parent-style-name="Text_20_body" style:list-style-name="L1">
      <style:text-properties fo:font-size="12pt" fo:font-weight="bold" officeooo:rsid="00224322" officeooo:paragraph-rsid="00224322" style:font-weight-asian="bold" style:font-weight-complex="bold"/>
    </style:style>
    <style:style style:name="P72" style:family="paragraph" style:parent-style-name="Text_20_body" style:list-style-name="L1">
      <style:text-properties fo:font-size="12pt" fo:font-weight="bold" officeooo:rsid="00258d17" officeooo:paragraph-rsid="00258d17" style:font-weight-asian="bold" style:font-weight-complex="bold"/>
    </style:style>
    <style:style style:name="T1" style:family="text">
      <style:text-properties officeooo:rsid="000b4249"/>
    </style:style>
    <style:style style:name="T2" style:family="text">
      <style:text-properties officeooo:rsid="0012dec3"/>
    </style:style>
    <style:style style:name="T3" style:family="text">
      <style:text-properties officeooo:rsid="00147df0"/>
    </style:style>
    <style:style style:name="T4" style:family="text">
      <style:text-properties officeooo:rsid="0017b6be"/>
    </style:style>
    <style:style style:name="T5" style:family="text">
      <style:text-properties officeooo:rsid="0017d254"/>
    </style:style>
    <style:style style:name="T6" style:family="text">
      <style:text-properties officeooo:rsid="00181f19"/>
    </style:style>
    <style:style style:name="T7" style:family="text">
      <style:text-properties officeooo:rsid="001861be"/>
    </style:style>
    <style:style style:name="T8" style:family="text">
      <style:text-properties officeooo:rsid="0018f97a"/>
    </style:style>
    <style:style style:name="T9" style:family="text">
      <style:text-properties officeooo:rsid="001980a0"/>
    </style:style>
    <style:style style:name="T10" style:family="text">
      <style:text-properties officeooo:rsid="001b7e43"/>
    </style:style>
    <style:style style:name="T11" style:family="text">
      <style:text-properties officeooo:rsid="001c520f"/>
    </style:style>
    <style:style style:name="T12" style:family="text">
      <style:text-properties officeooo:rsid="0020ba47"/>
    </style:style>
    <style:style style:name="T13" style:family="text">
      <style:text-properties fo:background-color="#ffcc00" loext:char-shading-value="0"/>
    </style:style>
    <style:style style:name="T14" style:family="text">
      <style:text-properties officeooo:rsid="002436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I Schema for CONSERT Provisioning Agents Interactions</text:p>
      <text:p text:style-name="P4"/>
      <text:p text:style-name="P4">/api/&lt;version&gt;/&lt;agent_type&gt;/&lt;action&gt;/</text:p>
      <text:p text:style-name="P4"/>
      <text:p text:style-name="P8">e.g. /api/v1/sensing/tasking_command</text:p>
      <text:p text:style-name="P1"/>
      <text:p text:style-name="P5">CtxSensor</text:p>
      <text:p text:style-name="P11">URI path prefix: <text:span text:style-name="T4">/api</text:span>/<text:span text:style-name="T4">v1/sensing</text:span></text:p>
      <text:p text:style-name="P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17">Interaction</text:p>
          </table:table-cell>
          <table:table-cell table:style-name="Tabel2.A1" office:value-type="string">
            <text:p text:style-name="P17">Method</text:p>
          </table:table-cell>
          <table:table-cell table:style-name="Tabel2.A1" office:value-type="string">
            <text:p text:style-name="P17">URI</text:p>
          </table:table-cell>
          <table:table-cell table:style-name="Tabel2.D1" office:value-type="string">
            <text:p text:style-name="P17">Initiator</text:p>
          </table:table-cell>
        </table:table-row>
        <table:table-row>
          <table:table-cell table:style-name="Tabel2.A2" office:value-type="string">
            <text:p text:style-name="P44">Tasking <text:span text:style-name="T5">C</text:span>ommand</text:p>
          </table:table-cell>
          <table:table-cell table:style-name="Tabel2.A2" office:value-type="string">
            <text:p text:style-name="P19">PUT</text:p>
          </table:table-cell>
          <table:table-cell table:style-name="Tabel2.A2" office:value-type="string">
            <text:p text:style-name="P43">/tasking_command/</text:p>
          </table:table-cell>
          <table:table-cell table:style-name="Tabel2.D2" office:value-type="string">
            <text:p text:style-name="P19">CtxCoord</text:p>
          </table:table-cell>
        </table:table-row>
      </table:table>
      <text:p text:style-name="P1"/>
      <text:p text:style-name="P6">CtxUser</text:p>
      <text:p text:style-name="P12">URI path prefix: <text:span text:style-name="T4">/api</text:span>/<text:span text:style-name="T4">v1/usage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Interaction</text:p>
          </table:table-cell>
          <table:table-cell table:style-name="Table1.A1" office:value-type="string">
            <text:p text:style-name="P18">Method</text:p>
          </table:table-cell>
          <table:table-cell table:style-name="Table1.A1" office:value-type="string">
            <text:p text:style-name="P18">URI</text:p>
          </table:table-cell>
          <table:table-cell table:style-name="Table1.D1" office:value-type="string">
            <text:p text:style-name="P18">Initiator</text:p>
          </table:table-cell>
        </table:table-row>
        <table:table-row>
          <table:table-cell table:style-name="Table1.A2" office:value-type="string">
            <text:p text:style-name="P46">Tasking command</text:p>
          </table:table-cell>
          <table:table-cell table:style-name="Table1.A2" office:value-type="string">
            <text:p text:style-name="P27">PUT</text:p>
          </table:table-cell>
          <table:table-cell table:style-name="Table1.A2" office:value-type="string">
            <text:p text:style-name="P37">/<text:span text:style-name="T2">tasking_command/</text:span></text:p>
          </table:table-cell>
          <table:table-cell table:style-name="Table1.D2" office:value-type="string">
            <text:p text:style-name="P27">CtxCoord</text:p>
          </table:table-cell>
        </table:table-row>
      </table:table>
      <text:p text:style-name="P14"/>
      <text:p text:style-name="P14"/>
      <text:p text:style-name="P5">CtxCoord</text:p>
      <text:p text:style-name="P11">URI path prefix: <text:span text:style-name="T4">/api</text:span>/<text:span text:style-name="T4">v1/</text:span>coordination</text:p>
      <text:p text:style-name="P1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17">Interaction</text:p>
          </table:table-cell>
          <table:table-cell table:style-name="Tabel4.A1" office:value-type="string">
            <text:p text:style-name="P17">Method</text:p>
          </table:table-cell>
          <table:table-cell table:style-name="Tabel4.A1" office:value-type="string">
            <text:p text:style-name="P17">URI</text:p>
          </table:table-cell>
          <table:table-cell table:style-name="Tabel4.D1" office:value-type="string">
            <text:p text:style-name="P17">Initiator</text:p>
          </table:table-cell>
        </table:table-row>
        <table:table-row>
          <table:table-cell table:style-name="Tabel4.A2" office:value-type="string">
            <text:p text:style-name="P49">Publish<text:span text:style-name="T5"> A</text:span>ssertion <text:span text:style-name="T5">Capability</text:span></text:p>
          </table:table-cell>
          <table:table-cell table:style-name="Tabel4.A2" office:value-type="string">
            <text:p text:style-name="P19">POST</text:p>
          </table:table-cell>
          <table:table-cell table:style-name="Tabel4.A2" office:value-type="string">
            <text:p text:style-name="P28">/context_assertions/</text:p>
          </table:table-cell>
          <table:table-cell table:style-name="Tabel4.D2" office:value-type="string">
            <text:p text:style-name="P19">CtxSensor, CtxUser</text:p>
          </table:table-cell>
        </table:table-row>
        <table:table-row>
          <table:table-cell table:style-name="Tabel4.A2" office:value-type="string">
            <text:p text:style-name="P50">List Assertion Capabilities</text:p>
          </table:table-cell>
          <table:table-cell table:style-name="Tabel4.A2" office:value-type="string">
            <text:p text:style-name="P29">GET</text:p>
          </table:table-cell>
          <table:table-cell table:style-name="Tabel4.A2" office:value-type="string">
            <text:p text:style-name="P16">/<text:span text:style-name="T5">context_assertions/?agentIdentifier=</text:span></text:p>
          </table:table-cell>
          <table:table-cell table:style-name="Tabel4.D2" office:value-type="string">
            <text:p text:style-name="P29">-</text:p>
          </table:table-cell>
        </table:table-row>
        <table:table-row>
          <table:table-cell table:style-name="Tabel4.A2" office:value-type="string">
            <text:p text:style-name="P50">List Assertion Capabilit<text:span text:style-name="T11">y</text:span></text:p>
          </table:table-cell>
          <table:table-cell table:style-name="Tabel4.A2" office:value-type="string">
            <text:p text:style-name="P29">GET</text:p>
          </table:table-cell>
          <table:table-cell table:style-name="Tabel4.A2" office:value-type="string">
            <text:p text:style-name="P16">/<text:span text:style-name="T5">context_assertions/:id/</text:span></text:p>
          </table:table-cell>
          <table:table-cell table:style-name="Tabel4.D2" office:value-type="string">
            <text:p text:style-name="P42">-</text:p>
          </table:table-cell>
        </table:table-row>
        <table:table-row>
          <table:table-cell table:style-name="Tabel4.A2" office:value-type="string">
            <text:p text:style-name="P50">Update Assertion Capability</text:p>
          </table:table-cell>
          <table:table-cell table:style-name="Tabel4.A2" office:value-type="string">
            <text:p text:style-name="P29">PUT</text:p>
          </table:table-cell>
          <table:table-cell table:style-name="Tabel4.A2" office:value-type="string">
            <text:p text:style-name="P30">/<text:span text:style-name="T5">context_assertions/:id/</text:span></text:p>
          </table:table-cell>
          <table:table-cell table:style-name="Tabel4.D2" office:value-type="string">
            <text:p text:style-name="P29">CtxSensor, CtxUser</text:p>
          </table:table-cell>
        </table:table-row>
        <table:table-row>
          <table:table-cell table:style-name="Tabel4.A2" office:value-type="string">
            <text:p text:style-name="P50">Delete Assertion Capability</text:p>
          </table:table-cell>
          <table:table-cell table:style-name="Tabel4.A2" office:value-type="string">
            <text:p text:style-name="P29">DELETE</text:p>
          </table:table-cell>
          <table:table-cell table:style-name="Tabel4.A2" office:value-type="string">
            <text:p text:style-name="P30">/<text:span text:style-name="T5">context_assertions/:id/</text:span></text:p>
          </table:table-cell>
          <table:table-cell table:style-name="Tabel4.D2" office:value-type="string">
            <text:p text:style-name="P29">CtxSensor,</text:p>
            <text:p text:style-name="P29">CtxUser</text:p>
          </table:table-cell>
        </table:table-row>
        <table:table-row>
          <table:table-cell table:style-name="Tabel4.A2" office:value-type="string">
            <text:p text:style-name="P31"/>
          </table:table-cell>
          <table:table-cell table:style-name="Tabel4.A2" office:value-type="string">
            <text:p text:style-name="P31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51">Subscribe for Assertion Capability</text:p>
          </table:table-cell>
          <table:table-cell table:style-name="Tabel4.A2" office:value-type="string">
            <text:p text:style-name="P31">POST</text:p>
          </table:table-cell>
          <table:table-cell table:style-name="Tabel4.A2" office:value-type="string">
            <text:p text:style-name="P16">/<text:span text:style-name="T6">assertion_capability_subscriptions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51">Inspect Assertion Capability Subscription</text:p>
          </table:table-cell>
          <table:table-cell table:style-name="Tabel4.A2" office:value-type="string">
            <text:p text:style-name="P31">GET</text:p>
          </table:table-cell>
          <table:table-cell table:style-name="Tabel4.A2" office:value-type="string">
            <text:p text:style-name="P32">/<text:span text:style-name="T6">assertion_capability_subscriptions/:id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51">Update Assertion Capability Subscription</text:p>
          </table:table-cell>
          <table:table-cell table:style-name="Tabel4.A2" office:value-type="string">
            <text:p text:style-name="P31">PUT</text:p>
          </table:table-cell>
          <table:table-cell table:style-name="Tabel4.A2" office:value-type="string">
            <text:p text:style-name="P32">/<text:span text:style-name="T6">assertion_capability_subscriptions/:id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51">Unsubscribe for Assertion Capability</text:p>
          </table:table-cell>
          <table:table-cell table:style-name="Tabel4.A2" office:value-type="string">
            <text:p text:style-name="P31">DELETE</text:p>
          </table:table-cell>
          <table:table-cell table:style-name="Tabel4.A2" office:value-type="string">
            <text:p text:style-name="P32">/<text:span text:style-name="T6">assertion_capability_subscriptions/:id/</text:span></text:p>
          </table:table-cell>
          <table:table-cell table:style-name="Tabel4.D2" office:value-type="string">
            <text:p text:style-name="P31">CtxQueryHandler, CtxUser</text:p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ext:soft-page-break/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19"/>
          </table:table-cell>
        </table:table-row>
        <table:table-row>
          <table:table-cell table:style-name="Tabel4.A2" office:value-type="string">
            <text:p text:style-name="P49"><text:span text:style-name="T6">Create Context</text:span>Assertion <text:span text:style-name="T6">instance</text:span></text:p>
          </table:table-cell>
          <table:table-cell table:style-name="Tabel4.A2" office:value-type="string">
            <text:p text:style-name="P31">POST</text:p>
          </table:table-cell>
          <table:table-cell table:style-name="Tabel4.A2" office:value-type="string">
            <text:p text:style-name="P16">/<text:span text:style-name="T6">insert_context_assertion/</text:span></text:p>
          </table:table-cell>
          <table:table-cell table:style-name="Tabel4.D2" office:value-type="string">
            <text:p text:style-name="P21">CtxSensor, CtxUser</text:p>
          </table:table-cell>
        </table:table-row>
        <table:table-row>
          <table:table-cell table:style-name="Tabel4.A2" office:value-type="string">
            <text:p text:style-name="P52">Static context <text:span text:style-name="T8">insertion</text:span></text:p>
          </table:table-cell>
          <table:table-cell table:style-name="Tabel4.A2" office:value-type="string">
            <text:p text:style-name="P34">POST</text:p>
          </table:table-cell>
          <table:table-cell table:style-name="Tabel4.A2" office:value-type="string">
            <text:p text:style-name="P16">/<text:span text:style-name="T8">insert_entity_descriptions/</text:span></text:p>
          </table:table-cell>
          <table:table-cell table:style-name="Tabel4.D2" office:value-type="string">
            <text:p text:style-name="P34">CtxUser</text:p>
          </table:table-cell>
        </table:table-row>
        <table:table-row>
          <table:table-cell table:style-name="Tabel4.A2" office:value-type="string">
            <text:p text:style-name="P53">Static context update</text:p>
          </table:table-cell>
          <table:table-cell table:style-name="Tabel4.A2" office:value-type="string">
            <text:p text:style-name="P34">POST</text:p>
          </table:table-cell>
          <table:table-cell table:style-name="Tabel4.A2" office:value-type="string">
            <text:p text:style-name="P16">/<text:span text:style-name="T8">update_entity_descriptions/</text:span></text:p>
          </table:table-cell>
          <table:table-cell table:style-name="Tabel4.D2" office:value-type="string">
            <text:p text:style-name="P34">CtxUser</text:p>
          </table:table-cell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31"/>
          </table:table-cell>
          <table:table-cell table:style-name="Tabel4.A2" office:value-type="string">
            <text:p text:style-name="P16"/>
          </table:table-cell>
          <table:table-cell table:style-name="Tabel4.D2" office:value-type="string">
            <text:p text:style-name="P21"/>
          </table:table-cell>
        </table:table-row>
        <table:table-row>
          <table:table-cell table:style-name="Tabel4.A2" office:value-type="string">
            <text:p text:style-name="P19">Activate <text:span text:style-name="T7">ContextA</text:span>ssertion</text:p>
            <text:p text:style-name="P47">Capability</text:p>
          </table:table-cell>
          <table:table-cell table:style-name="Tabel4.A2" office:value-type="string">
            <text:p text:style-name="P33">POST</text:p>
          </table:table-cell>
          <table:table-cell table:style-name="Tabel4.A2" office:value-type="string">
            <text:p text:style-name="P16">/<text:span text:style-name="T7">activate_context_assertion/</text:span></text:p>
          </table:table-cell>
          <table:table-cell table:style-name="Tabel4.D2" office:value-type="string">
            <text:p text:style-name="P19">CtxQueryHandler</text:p>
          </table:table-cell>
        </table:table-row>
        <table:table-row>
          <table:table-cell table:style-name="Tabel4.A2" office:value-type="string">
            <text:p text:style-name="P19">Register <text:span text:style-name="T13">query handler</text:span></text:p>
          </table:table-cell>
          <table:table-cell table:style-name="Tabel4.A2" office:value-type="string">
            <text:p text:style-name="P19">POST</text:p>
          </table:table-cell>
          <table:table-cell table:style-name="Tabel4.A2" office:value-type="string">
            <text:p text:style-name="P16">/<text:span text:style-name="T7">register_query_handler/</text:span></text:p>
          </table:table-cell>
          <table:table-cell table:style-name="Tabel4.D2" office:value-type="string">
            <text:p text:style-name="P19">CtxQueryHandler</text:p>
          </table:table-cell>
        </table:table-row>
        <table:table-row>
          <table:table-cell table:style-name="Tabel4.A2" office:value-type="string">
            <text:p text:style-name="P35">Unregister query handler</text:p>
          </table:table-cell>
          <table:table-cell table:style-name="Tabel4.A2" office:value-type="string">
            <text:p text:style-name="P35">POST</text:p>
          </table:table-cell>
          <table:table-cell table:style-name="Tabel4.A2" office:value-type="string">
            <text:p text:style-name="P36">/<text:span text:style-name="T9">unregister_query_handler/</text:span></text:p>
          </table:table-cell>
          <table:table-cell table:style-name="Tabel4.D2" office:value-type="string">
            <text:p text:style-name="P35">CtxQueryHandler</text:p>
          </table:table-cell>
        </table:table-row>
        <table:table-row>
          <table:table-cell table:style-name="Tabel4.A2" office:value-type="string">
            <text:p text:style-name="P25"/>
          </table:table-cell>
          <table:table-cell table:style-name="Tabel4.A2" office:value-type="string">
            <text:p text:style-name="P25"/>
          </table:table-cell>
          <table:table-cell table:style-name="Tabel4.A2" office:value-type="string">
            <text:p text:style-name="P23"/>
          </table:table-cell>
          <table:table-cell table:style-name="Tabel4.D2" office:value-type="string">
            <text:p text:style-name="P25"/>
          </table:table-cell>
        </table:table-row>
      </table:table>
      <text:p text:style-name="P1"/>
      <text:p text:style-name="P1"/>
      <text:p text:style-name="P5">CtxQueryHandler</text:p>
      <text:p text:style-name="P9">URI path prefix: <text:span text:style-name="T4">/api</text:span>/<text:span text:style-name="T4">v1/dissemination</text:span></text:p>
      <text:p text:style-name="P1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17">Interaction</text:p>
          </table:table-cell>
          <table:table-cell table:style-name="Tabel3.A1" office:value-type="string">
            <text:p text:style-name="P17">Method</text:p>
          </table:table-cell>
          <table:table-cell table:style-name="Tabel3.A1" office:value-type="string">
            <text:p text:style-name="P17">URI</text:p>
          </table:table-cell>
          <table:table-cell table:style-name="Tabel3.D1" office:value-type="string">
            <text:p text:style-name="P17">Initiator</text:p>
          </table:table-cell>
        </table:table-row>
        <table:table-row>
          <table:table-cell table:style-name="Tabel3.A2" office:value-type="string">
            <text:p text:style-name="P20">Register <text:span text:style-name="T13">query user</text:span></text:p>
          </table:table-cell>
          <table:table-cell table:style-name="Tabel3.A2" office:value-type="string">
            <text:p text:style-name="P19">POST</text:p>
          </table:table-cell>
          <table:table-cell table:style-name="Tabel3.A2" office:value-type="string">
            <text:p text:style-name="P23">/<text:span text:style-name="T9">regiser_query_user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45">Query Context</text:p>
          </table:table-cell>
          <table:table-cell table:style-name="Tabel3.A2" office:value-type="string">
            <text:p text:style-name="P35">GET</text:p>
          </table:table-cell>
          <table:table-cell table:style-name="Tabel3.A2" office:value-type="string">
            <text:p text:style-name="P23">/<text:span text:style-name="T9">context_query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54">Subscribe for Context</text:p>
          </table:table-cell>
          <table:table-cell table:style-name="Tabel3.A2" office:value-type="string">
            <text:p text:style-name="P24">POST</text:p>
          </table:table-cell>
          <table:table-cell table:style-name="Tabel3.A2" office:value-type="string">
            <text:p text:style-name="P23">/<text:span text:style-name="T9">context_subscriptions/</text:span></text:p>
          </table:table-cell>
          <table:table-cell table:style-name="Tabel3.D2" office:value-type="string">
            <text:p text:style-name="P22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51">Inspect <text:span text:style-name="T9">Context </text:span>Subscription</text:p>
          </table:table-cell>
          <table:table-cell table:style-name="Tabel3.A2" office:value-type="string">
            <text:p text:style-name="P31">GET</text:p>
          </table:table-cell>
          <table:table-cell table:style-name="Tabel3.A2" office:value-type="string">
            <text:p text:style-name="P32">/<text:span text:style-name="T9">context_subscriptions/:id/</text:span></text:p>
          </table:table-cell>
          <table:table-cell table:style-name="Tabel3.D2" office:value-type="string">
            <text:p text:style-name="P31">CtxQueryHandler, CtxUser</text:p>
          </table:table-cell>
        </table:table-row>
        <table:table-row>
          <table:table-cell table:style-name="Tabel3.A2" office:value-type="string">
            <text:p text:style-name="P51">Update <text:span text:style-name="T9">Context </text:span>Subscription</text:p>
          </table:table-cell>
          <table:table-cell table:style-name="Tabel3.A2" office:value-type="string">
            <text:p text:style-name="P31">PUT</text:p>
          </table:table-cell>
          <table:table-cell table:style-name="Tabel3.A2" office:value-type="string">
            <text:p text:style-name="P32">/<text:span text:style-name="T9">context_subscriptions/:id/</text:span></text:p>
          </table:table-cell>
          <table:table-cell table:style-name="Tabel3.D2" office:value-type="string">
            <text:p text:style-name="P31">CtxQueryHandler, CtxUser</text:p>
          </table:table-cell>
        </table:table-row>
        <table:table-row>
          <table:table-cell table:style-name="Tabel3.A2" office:value-type="string">
            <text:p text:style-name="P51">Unsubscribe <text:span text:style-name="T9">for Context </text:span></text:p>
          </table:table-cell>
          <table:table-cell table:style-name="Tabel3.A2" office:value-type="string">
            <text:p text:style-name="P31">DELETE</text:p>
          </table:table-cell>
          <table:table-cell table:style-name="Tabel3.A2" office:value-type="string">
            <text:p text:style-name="P36">/<text:span text:style-name="T9">context_subscriptions/:id/</text:span></text:p>
          </table:table-cell>
          <table:table-cell table:style-name="Tabel3.D2" office:value-type="string">
            <text:p text:style-name="P31">CtxQueryHandler, CtxUser</text:p>
          </table:table-cell>
        </table:table-row>
      </table:table>
      <text:p text:style-name="P2"/>
      <text:p text:style-name="P13">- in case of long lasting queries (i.e. those that involve a ContextAssertion activation) and of context subscriptions a resource managing the query/susbcription will be created</text:p>
      <text:p text:style-name="P13">- the resource will hold the answer to the query / latest update to the subscription</text:p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>OrgMgr</text:p>
      <text:p text:style-name="P10">URI path prefix: <text:span text:style-name="T4">/api</text:span>/<text:span text:style-name="T4">v1/management</text:span></text:p>
      <text:p text:style-name="P3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7">Interaction</text:p>
          </table:table-cell>
          <table:table-cell table:style-name="Tabel1.A1" office:value-type="string">
            <text:p text:style-name="P17">Method</text:p>
          </table:table-cell>
          <table:table-cell table:style-name="Tabel1.A1" office:value-type="string">
            <text:p text:style-name="P17">URI</text:p>
          </table:table-cell>
          <table:table-cell table:style-name="Tabel1.D1" office:value-type="string">
            <text:p text:style-name="P17">Initiator</text:p>
          </table:table-cell>
        </table:table-row>
        <table:table-row>
          <table:table-cell table:style-name="Tabel1.A2" office:value-type="string">
            <text:p text:style-name="P48">Register agent</text:p>
          </table:table-cell>
          <table:table-cell table:style-name="Tabel1.A2" office:value-type="string">
            <text:p text:style-name="P26">POST</text:p>
          </table:table-cell>
          <table:table-cell table:style-name="Tabel1.A2" office:value-type="string">
            <text:p text:style-name="P16">/<text:span text:style-name="T10">context_agents/</text:span></text:p>
          </table:table-cell>
          <table:table-cell table:style-name="Tabel1.D2" office:value-type="string">
            <text:p text:style-name="P26">CtxUser, CtxQueryHandler, <text:span text:style-name="T2">CtxCoord, CtxSensor</text:span></text:p>
          </table:table-cell>
        </table:table-row>
        <table:table-row>
          <table:table-cell table:style-name="Tabel1.A2" office:value-type="string">
            <text:p text:style-name="P48">Find coordinator</text:p>
          </table:table-cell>
          <table:table-cell table:style-name="Tabel1.A2" office:value-type="string">
            <text:p text:style-name="P26">GET</text:p>
          </table:table-cell>
          <table:table-cell table:style-name="Tabel1.A2" office:value-type="string">
            <text:p text:style-name="P16">/<text:span text:style-name="T10">find_coordinator/</text:span></text:p>
          </table:table-cell>
          <table:table-cell table:style-name="Tabel1.D2" office:value-type="string">
            <text:p text:style-name="P26">CtxUser, CtxQueryHandler, <text:span text:style-name="T3">CtxSensor</text:span></text:p>
          </table:table-cell>
        </table:table-row>
        <table:table-row>
          <table:table-cell table:style-name="Tabel1.A2" office:value-type="string">
            <text:p text:style-name="P48">Find query handler</text:p>
          </table:table-cell>
          <table:table-cell table:style-name="Tabel1.A2" office:value-type="string">
            <text:p text:style-name="P39">GET</text:p>
          </table:table-cell>
          <table:table-cell table:style-name="Tabel1.A2" office:value-type="string">
            <text:p text:style-name="P38">/<text:span text:style-name="T10">find_query_handler/</text:span></text:p>
          </table:table-cell>
          <table:table-cell table:style-name="Tabel1.D2" office:value-type="string">
            <text:p text:style-name="P39">CtxUser</text:p>
          </table:table-cell>
        </table:table-row>
        <table:table-row>
          <table:table-cell table:style-name="Tabel1.A2" office:value-type="string">
            <text:p text:style-name="P41">Find context domain</text:p>
          </table:table-cell>
          <table:table-cell table:style-name="Tabel1.A2" office:value-type="string">
            <text:p text:style-name="P41">GET</text:p>
          </table:table-cell>
          <table:table-cell table:style-name="Tabel1.A2" office:value-type="string">
            <text:p text:style-name="P40">/<text:span text:style-name="T10">find_context_domain/</text:span></text:p>
          </table:table-cell>
          <table:table-cell table:style-name="Tabel1.D2" office:value-type="string">
            <text:p text:style-name="P41">CtxUser</text:p>
          </table:table-cell>
        </table:table-row>
        <table:table-row>
          <table:table-cell table:style-name="Tabel1.A2" office:value-type="string">
            <text:p text:style-name="P41">Get query base</text:p>
          </table:table-cell>
          <table:table-cell table:style-name="Tabel1.A2" office:value-type="string">
            <text:p text:style-name="P41">GET</text:p>
          </table:table-cell>
          <table:table-cell table:style-name="Tabel1.A2" office:value-type="string">
            <text:p text:style-name="P40">/<text:span text:style-name="T10">get_query_base/</text:span></text:p>
          </table:table-cell>
          <table:table-cell table:style-name="Tabel1.D2" office:value-type="string">
            <text:p text:style-name="P41">CtxQueryHandler</text:p>
          </table:table-cell>
        </table:table-row>
      </table:table>
      <text:p text:style-name="P15"/>
      <text:p text:style-name="Horizontal_20_Line"/>
      <text:p text:style-name="P55">CONSERT Protocol Elements</text:p>
      <text:list xml:id="list6460373305026859801" text:style-name="L1">
        <text:list-item>
          <text:p text:style-name="P56">protocol:AssertionCapability</text:p>
          <text:list>
            <text:list-item>
              <text:p text:style-name="P58">Properties:</text:p>
              <text:list>
                <text:list-item>
                  <text:p text:style-name="P58">hasContent --&gt; <text:span text:style-name="T14">protocol:ContextAssertion</text:span> (functional, 1 instance)</text:p>
                </text:list-item>
                <text:list-item>
                  <text:p text:style-name="P58">hasAnnotation --&gt; ann:Annotation (ConsertAnnotation)</text:p>
                </text:list-item>
                <text:list-item>
                  <text:p text:style-name="P58">hasProvider --&gt; <text:span text:style-name="T12">protocol</text:span>:Agent<text:span text:style-name="T12">Spec</text:span></text:p>
                </text:list-item>
              </text:list>
            </text:list-item>
          </text:list>
        </text:list-item>
        <text:list-item>
          <text:p text:style-name="P56"><text:span text:style-name="T12">protocol</text:span>:Agent<text:span text:style-name="T12">Spec</text:span></text:p>
          <text:list>
            <text:list-item>
              <text:p text:style-name="P58">Properties:</text:p>
              <text:list>
                <text:list-item>
                  <text:p text:style-name="P58">has<text:span text:style-name="T12">Address</text:span> --&gt; <text:span text:style-name="T12">protocol:AgentAddress</text:span></text:p>
                </text:list-item>
                <text:list-item>
                  <text:p text:style-name="P59">hasIdentifier --&gt; String</text:p>
                </text:list-item>
              </text:list>
            </text:list-item>
          </text:list>
        </text:list-item>
        <text:list-item>
          <text:p text:style-name="P57">protocol:AgentAddress</text:p>
          <text:list>
            <text:list-item>
              <text:p text:style-name="P60">Properties:</text:p>
              <text:list>
                <text:list-item>
                  <text:p text:style-name="P60">ipAddress --&gt; String</text:p>
                </text:list-item>
                <text:list-item>
                  <text:p text:style-name="P60">port --&gt; Integer</text:p>
                </text:list-item>
              </text:list>
            </text:list-item>
          </text:list>
          <text:p text:style-name="P61"/>
        </text:list-item>
        <text:list-item>
          <text:p text:style-name="P69"><text:span text:style-name="T12">protocol:</text:span>AssertionCapabilitySubscription</text:p>
          <text:list>
            <text:list-item>
              <text:p text:style-name="P62">Properties:</text:p>
              <text:list>
                <text:list-item>
                  <text:p text:style-name="P62">hasCapabilityQuery --&gt; String</text:p>
                </text:list-item>
                <text:list-item>
                  <text:p text:style-name="P62">hasSubscriber --&gt; protocol:AgentSpec</text:p>
                </text:list-item>
              </text:list>
            </text:list-item>
          </text:list>
          <text:p text:style-name="P63"/>
        </text:list-item>
        <text:list-item>
          <text:p text:style-name="P70">core:ContextAssertion</text:p>
          <text:list>
            <text:list-item>
              <text:p text:style-name="P63">example payload from Smart ad-hoc meeting scenario</text:p>
            </text:list-item>
            <text:list-item>
              <text:p text:style-name="P63"><text:soft-page-break/>two RDF graphs:</text:p>
              <text:list>
                <text:list-item>
                  <text:p text:style-name="P63">one contains assertion content statements</text:p>
                </text:list-item>
                <text:list-item>
                  <text:p text:style-name="P63">the other contains the annotation statements</text:p>
                </text:list-item>
              </text:list>
            </text:list-item>
          </text:list>
          <text:p text:style-name="P64"/>
        </text:list-item>
        <text:list-item>
          <text:p text:style-name="P71">ContextQuery</text:p>
          <text:list>
            <text:list-item>
              <text:p text:style-name="P64">Properties</text:p>
              <text:list>
                <text:list-item>
                  <text:p text:style-name="P64">hasAssertionQuery --&gt; String</text:p>
                </text:list-item>
                <text:list-item>
                  <text:p text:style-name="P64">hasQueryAgent --&gt; protocol:AgentSpec</text:p>
                </text:list-item>
              </text:list>
            </text:list-item>
          </text:list>
          <text:p text:style-name="P64"/>
        </text:list-item>
        <text:list-item>
          <text:p text:style-name="P71">ContextSubscription</text:p>
          <text:list>
            <text:list-item>
              <text:p text:style-name="P64">Properties</text:p>
              <text:list>
                <text:list-item>
                  <text:p text:style-name="P64">hasSubscriptionQuery --&gt; String</text:p>
                </text:list-item>
                <text:list-item>
                  <text:p text:style-name="P64">hasSubscriber --&gt; protocol:AgentSpec</text:p>
                </text:list-item>
              </text:list>
            </text:list-item>
          </text:list>
          <text:p text:style-name="P65"/>
        </text:list-item>
        <text:list-item>
          <text:p text:style-name="P72">TaskingCommand</text:p>
          <text:list>
            <text:list-item>
              <text:p text:style-name="P65">Properties</text:p>
              <text:list>
                <text:list-item>
                  <text:p text:style-name="P65">hasTargetAgent --&gt; protocol:AgentSpec (for a ContextSensor agent)</text:p>
                </text:list-item>
              </text:list>
            </text:list-item>
            <text:list-item>
              <text:p text:style-name="P65">Subclasses</text:p>
              <text:list>
                <text:list-item>
                  <text:p text:style-name="P65">StartUpdatesCommand</text:p>
                </text:list-item>
                <text:list-item>
                  <text:p text:style-name="P65">StopUpdatesCommand</text:p>
                  <text:list>
                    <text:list-item>
                      <text:p text:style-name="P65">Properties</text:p>
                      <text:list>
                        <text:list-item>
                          <text:p text:style-name="P65">hasTargetAssertion</text:p>
                        </text:list-item>
                      </text:list>
                    </text:list-item>
                  </text:list>
                </text:list-item>
                <text:list-item>
                  <text:p text:style-name="P65">AlterUpdateModeCommand</text:p>
                  <text:list>
                    <text:list-item>
                      <text:p text:style-name="P65">Properties</text:p>
                      <text:list>
                        <text:list-item>
                          <text:p text:style-name="P65">hasTargetAssertion</text:p>
                        </text:list-item>
                        <text:list-item>
                          <text:p text:style-name="P66">hasUpdateMode --&gt; provisioning:AssertionUpdateMo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p text:style-name="P67">provisioning:AssertionUpdateMode</text:p>
      <text:list xml:id="list1160320623371054907" text:style-name="L2">
        <text:list-item>
          <text:p text:style-name="P68">instances: time-based, change-based</text:p>
        </text:list-item>
        <text:list-item>
          <text:p text:style-name="P68">for time-based</text:p>
          <text:list>
            <text:list-item>
              <text:p text:style-name="P68">property: hasUpdateRate --&gt; xsd:integer (m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1M42S</meta:editing-duration>
    <meta:editing-cycles>20</meta:editing-cycles>
    <meta:generator>LibreOffice/5.2.7.2$Windows_X86_64 LibreOffice_project/2b7f1e640c46ceb28adf43ee075a6e8b8439ed10</meta:generator>
    <dc:date>2017-08-01T14:52:48.216000000</dc:date>
    <meta:document-statistic meta:table-count="5" meta:image-count="0" meta:object-count="0" meta:page-count="4" meta:paragraph-count="201" meta:word-count="463" meta:character-count="4030" meta:non-whitespace-character-count="3828"/>
    <meta:user-defined meta:name="Info 1"/>
    <meta:user-defined meta:name="Info 2"/>
    <meta:user-defined meta:name="Info 3"/>
    <meta:user-defined meta:name="Info 4"/>
  </office:meta>
</office:document-meta>
</file>